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T1" style:family="text">
      <style:text-properties officeooo:rsid="001bf990"/>
    </style:style>
    <style:style style:name="T2" style:family="text">
      <style:text-properties officeooo:rsid="001e4bea"/>
    </style:style>
    <style:style style:name="T3" style:family="text">
      <style:text-properties officeooo:rsid="001ee949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hapter <text:span text:style-name="T2">Pre</text:span>: <text:span text:style-name="T2">Table Of Contents</text:span>.<text:line-break/>Mikael Pratama Kristyawicaksono (S1241079).<text:line-break/><text:span text:style-name="T3">20170227</text:span>-<text:span text:style-name="T3">1345</text:span>-GMT+2.</text:h>
      <text:list xml:id="list783976275101433189" text:style-name="L1">
        <text:list-item>
          <text:p text:style-name="P1">Introduction.</text:p>
        </text:list-item>
        <text:list-item>
          <text:p text:style-name="P1">State of the Art.</text:p>
        </text:list-item>
        <text:list-item>
          <text:p text:style-name="P1">User and Design Goals.</text:p>
          <text:list>
            <text:list-item>
              <text:p text:style-name="P1">Social Scientist.</text:p>
            </text:list-item>
            <text:list-item>
              <text:p text:style-name="P1">Maker.</text:p>
            </text:list-item>
            <text:list-item>
              <text:p text:style-name="P1">Design Goals.</text:p>
            </text:list-item>
          </text:list>
        </text:list-item>
        <text:list-item>
          <text:p text:style-name="P1">Project <text:span text:style-name="T1">Requirements</text:span>.</text:p>
          <text:list>
            <text:list-item>
              <text:p text:style-name="P1">Tools of Choice.</text:p>
              <text:list>
                <text:list-item>
                  <text:p text:style-name="P1">Controller.</text:p>
                  <text:list>
                    <text:list-item>
                      <text:p text:style-name="P1">Requirements.</text:p>
                    </text:list-item>
                    <text:list-item>
                      <text:p text:style-name="P1">Arduino.</text:p>
                      <text:list>
                        <text:list-item>
                          <text:p text:style-name="P1">Pros.</text:p>
                        </text:list-item>
                        <text:list-item>
                          <text:p text:style-name="P1">Cons.</text:p>
                        </text:list-item>
                      </text:list>
                    </text:list-item>
                    <text:list-item>
                      <text:p text:style-name="P1">Raspberry PI.</text:p>
                      <text:list>
                        <text:list-item>
                          <text:p text:style-name="P1">Pros.</text:p>
                        </text:list-item>
                        <text:list-item>
                          <text:p text:style-name="P1">Cons.</text:p>
                        </text:list-item>
                      </text:list>
                    </text:list-item>
                  </text:list>
                </text:list-item>
                <text:list-item>
                  <text:p text:style-name="P1">Programming Language and Its Frameworks.</text:p>
                  <text:list>
                    <text:list-item>
                      <text:p text:style-name="P1">Requirements.</text:p>
                    </text:list-item>
                    <text:list-item>
                      <text:p text:style-name="P1">Arduino C.</text:p>
                      <text:list>
                        <text:list-item>
                          <text:p text:style-name="P1">Specifications and Popularity.</text:p>
                        </text:list-item>
                      </text:list>
                    </text:list-item>
                    <text:list-item>
                      <text:p text:style-name="P1">JavaScript.</text:p>
                      <text:list>
                        <text:list-item>
                          <text:p text:style-name="P1">Specifications and Popularity.</text:p>
                        </text:list-item>
                      </text:list>
                    </text:list-item>
                    <text:list-item>
                      <text:p text:style-name="P1">Python.</text:p>
                      <text:list>
                        <text:list-item>
                          <text:p text:style-name="P1">Specifications and Popularity.</text:p>
                        </text:list-item>
                      </text:list>
                    </text:list-item>
                    <text:list-item>
                      <text:p text:style-name="P1">Shell.</text:p>
                    </text:list-item>
                  </text:list>
                </text:list-item>
                <text:list-item>
                  <text:p text:style-name="P1"><text:soft-page-break/>Database.</text:p>
                  <text:list>
                    <text:list-item>
                      <text:p text:style-name="P1">Requirements.</text:p>
                    </text:list-item>
                    <text:list-item>
                      <text:p text:style-name="P1">SQL and Its Variants.</text:p>
                    </text:list-item>
                    <text:list-item>
                      <text:p text:style-name="P1">MongoDB.</text:p>
                    </text:list-item>
                    <text:list-item>
                      <text:p text:style-name="P1">Real Time Database.</text:p>
                      <text:list>
                        <text:list-item>
                          <text:p text:style-name="P1">RethinkDB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">Project Requirements.</text:p>
          <text:list>
            <text:list-item>
              <text:p text:style-name="P1">Physical Computing.</text:p>
              <text:list>
                <text:list-item>
                  <text:p text:style-name="P1">Sensors.</text:p>
                  <text:list>
                    <text:list-item>
                      <text:p text:style-name="P1">Minimal Implementation.</text:p>
                    </text:list-item>
                    <text:list-item>
                      <text:p text:style-name="P1">Realistic Implementation.</text:p>
                    </text:list-item>
                    <text:list-item>
                      <text:p text:style-name="P1">Ideal Implementation.</text:p>
                    </text:list-item>
                  </text:list>
                </text:list-item>
                <text:list-item>
                  <text:p text:style-name="P1">Outputs.</text:p>
                  <text:list>
                    <text:list-item>
                      <text:p text:style-name="P1">Minimal Implementation.</text:p>
                    </text:list-item>
                    <text:list-item>
                      <text:p text:style-name="P1">Realistic Implementation.</text:p>
                    </text:list-item>
                    <text:list-item>
                      <text:p text:style-name="P1">Ideal Implementation.</text:p>
                    </text:list-item>
                  </text:list>
                </text:list-item>
              </text:list>
            </text:list-item>
            <text:list-item>
              <text:p text:style-name="P1">Software.</text:p>
              <text:list>
                <text:list-item>
                  <text:p text:style-name="P1">Client.</text:p>
                  <text:list>
                    <text:list-item>
                      <text:p text:style-name="P1">Minimal Implementation.</text:p>
                    </text:list-item>
                    <text:list-item>
                      <text:p text:style-name="P1">Realistic Implementation.</text:p>
                    </text:list-item>
                    <text:list-item>
                      <text:p text:style-name="P1">Ideal Implementation.</text:p>
                    </text:list-item>
                  </text:list>
                </text:list-item>
                <text:list-item>
                  <text:p text:style-name="P1">Database Server.</text:p>
                  <text:list>
                    <text:list-item>
                      <text:p text:style-name="P1">Minimal Implementation.</text:p>
                    </text:list-item>
                    <text:list-item>
                      <text:p text:style-name="P1">Realistic Implementation.</text:p>
                    </text:list-item>
                    <text:list-item>
                      <text:p text:style-name="P1">Ideal Implementation.</text:p>
                    </text:list-item>
                  </text:list>
                </text:list-item>
                <text:list-item>
                  <text:p text:style-name="P1">Web Server.</text:p>
                  <text:list>
                    <text:list-item>
                      <text:p text:style-name="P1">Minimal Implementation.</text:p>
                    </text:list-item>
                    <text:list-item>
                      <text:p text:style-name="P1">Realistic Implementation.</text:p>
                    </text:list-item>
                    <text:list-item>
                      <text:p text:style-name="P1"><text:soft-page-break/>Ideal Implementation.</text:p>
                    </text:list-item>
                  </text:list>
                </text:list-item>
              </text:list>
            </text:list-item>
            <text:list-item>
              <text:p text:style-name="P1">Product Design.</text:p>
            </text:list-item>
            <text:list-item>
              <text:p text:style-name="P1">Conclusion.</text:p>
            </text:list-item>
          </text:list>
        </text:list-item>
        <text:list-item>
          <text:p text:style-name="P1">Test</text:p>
          <text:list>
            <text:list-item>
              <text:p text:style-name="P1">Test.</text:p>
              <text:list>
                <text:list-item>
                  <text:p text:style-name="P1">Test Goals.</text:p>
                </text:list-item>
                <text:list-item>
                  <text:p text:style-name="P1">Test Procedure.</text:p>
                </text:list-item>
                <text:list-item>
                  <text:p text:style-name="P1">Test Result.</text:p>
                </text:list-item>
                <text:list-item>
                  <text:p text:style-name="P1">Conclusion.</text:p>
                </text:list-item>
              </text:list>
            </text:list-item>
          </text:list>
        </text:list-item>
        <text:list-item>
          <text:p text:style-name="P1">Advice for Future Works.</text:p>
        </text:list-item>
        <text:list-item>
          <text:p text:style-name="P1">Appendix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1e4bea"/>
    </style:style>
    <style:style style:name="MT2" style:family="text">
      <style:text-properties officeooo:rsid="001ee949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Standard"><text:page-number text:select-page="current">3</text:page-number> - Chapter <text:span text:style-name="MT1">Pre</text:span>: <text:span text:style-name="MT1">Table Of Contents</text:span>.<text:line-break/>Mikael Pratama Kristyawicaksono (S1241079).<text:line-break/><text:span text:style-name="MT2">20170227</text:span>-<text:span text:style-name="MT2">1345</text:span>-GMT+2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3T10:02:05.722893694</meta:creation-date>
    <dc:date>2017-03-12T23:32:53.613400043</dc:date>
    <meta:editing-duration>PT56M46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3" meta:paragraph-count="66" meta:word-count="204" meta:character-count="1334" meta:non-whitespace-character-count="1260"/>
  </office:meta>
</office:document-meta>
</file>